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fo:font-weight="bold" fo:background-color="#f6f9d4" style:font-weight-asian="bold" style:font-weight-complex="bold"/>
    </style:style>
    <style:style style:name="P2" style:family="paragraph" style:parent-style-name="Standard">
      <style:text-properties officeooo:paragraph-rsid="004ee545"/>
    </style:style>
    <style:style style:name="P3" style:family="paragraph" style:parent-style-name="Standard">
      <style:text-properties officeooo:rsid="00d8e0e6" officeooo:paragraph-rsid="00d8e0e6"/>
    </style:style>
    <style:style style:name="P4" style:family="paragraph" style:parent-style-name="Standard">
      <style:text-properties fo:font-weight="normal" officeooo:rsid="00d8e0e6" officeooo:paragraph-rsid="00d8e0e6" style:font-weight-asian="normal" style:font-weight-complex="normal"/>
    </style:style>
    <style:style style:name="P5" style:family="paragraph" style:parent-style-name="Standard">
      <style:text-properties fo:color="#808080" loext:opacity="100%"/>
    </style:style>
    <style:style style:name="P6" style:family="paragraph" style:parent-style-name="Standard">
      <style:text-properties fo:color="#000000" loext:opacity="100%" fo:font-size="12pt" fo:font-weight="normal" officeooo:rsid="0044ab1e" officeooo:paragraph-rsid="004aac91" fo:background-color="transparent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6f9d4" loext:char-shading-value="0" style:font-weight-asian="bold" style:font-weight-complex="bold"/>
    </style:style>
    <style:style style:name="T3" style:family="text">
      <style:text-properties officeooo:rsid="0047ab19"/>
    </style:style>
    <style:style style:name="T4" style:family="text">
      <style:text-properties officeooo:rsid="0047f322"/>
    </style:style>
    <style:style style:name="T5" style:family="text">
      <style:text-properties fo:background-color="#f6f9d4" loext:char-shading-value="0"/>
    </style:style>
    <style:style style:name="T6" style:family="text">
      <style:text-properties officeooo:rsid="00492b17"/>
    </style:style>
    <style:style style:name="T7" style:family="text">
      <style:text-properties officeooo:rsid="004d25e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Выполнить <text:s/>часть действий из <text:span text:style-name="T1">0_Orange_Pi_User_Manual.odt <text:s/></text:span><text:span text:style-name="T8">(rknpu2 <text:s/>conda)</text:span></text:p>
      <text:p text:style-name="P3"><text:span text:style-name="T8"/></text:p>
      <text:p text:style-name="P4">cd <text:s/>/home/user/rknpu2/examples/rknn_yolov5_demo/convert_rknn_demo/yolov5</text:p>
      <text:p text:style-name="P4">(base) user@userevgeny:~/rknpu2/examples/rknn_yolov5_demo/convert_rknn_demo/yolov5$ conda activate fastdeploy</text:p>
      <text:p text:style-name="P4">(fastdeploy) user@userevgeny:~/rknpu2/examples/rknn_yolov5_demo/convert_rknn_demo/yolov5$ python3 onnx2rknn.py </text:p>
      <text:p text:style-name="P4"/>
      <text:p text:style-name="P5">W __init__: rknn-toolkit2 version: 1.6.0+81f21f4d</text:p>
      <text:p text:style-name="P5">--&gt; Loading model</text:p>
      <text:p text:style-name="P5">W load_onnx: It is recommended onnx opset 19, but your onnx model opset is 12!</text:p>
      <text:p text:style-name="P5">W load_onnx: Model converted from pytorch, 'opset_version' should be set 19 in torch.onnx.export for successful convert!</text:p>
      <text:p text:style-name="P5">Loading : 100%|████████████████████████████████████████████████| 125/125 [00:00&lt;00:00, 24986.32it/s]</text:p>
      <text:p text:style-name="P5">done</text:p>
      <text:p text:style-name="P5">--&gt; Building model</text:p>
      <text:p text:style-name="P5">GraphPreparing : 100%|██████████████████████████████████████████| 149/149 [00:00&lt;00:00, 4355.43it/s]</text:p>
      <text:p text:style-name="P5">Quantizating : 100%|█████████████████████████████████████████████| 149/149 [00:00&lt;00:00, 388.21it/s]</text:p>
      <text:p text:style-name="P5">W build: The default input dtype of 'images' is changed from 'float32' to 'int8' in rknn model for performance!</text:p>
      <text:p text:style-name="P5"><text:s text:c="23"/>Please take care of this change when deploy rknn model with Runtime API!</text:p>
      <text:p text:style-name="P5">W build: The default output dtype of 'output' is changed from 'float32' to 'int8' in rknn model for performance!</text:p>
      <text:p text:style-name="P5"><text:s text:c="22"/>Please take care of this change when deploy rknn model with Runtime API!</text:p>
      <text:p text:style-name="P5">W build: The default output dtype of '283' is changed from 'float32' to 'int8' in rknn model for performance!</text:p>
      <text:p text:style-name="P5"><text:s text:c="22"/>Please take care of this change when deploy rknn model with Runtime API!</text:p>
      <text:p text:style-name="P5">W build: The default output dtype of '285' is changed from 'float32' to 'int8' in rknn model for performance!</text:p>
      <text:p text:style-name="P5"><text:s text:c="22"/>Please take care of this change when deploy rknn model with Runtime API!</text:p>
      <text:p text:style-name="P5">done</text:p>
      <text:p text:style-name="P5">--&gt; Export RKNN model: ./rknn_models/yolov5s-640-640_rk3588.rknn</text:p>
      <text:p text:style-name="P5">done</text:p>
      <text:p text:style-name="Standard"/>
      <text:p text:style-name="P3">Модель находится в папке </text:p>
      <text:p text:style-name="P6">(base) user@userevgeny:~/rknpu2/examples/rknn_yolov5_demo/convert_rknn_demo/yolov5/rknn_models$ ls</text:p>
      <text:p text:style-name="P6">yolov5s-640-640_rk3588.rkn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14T11:18:28.956747017</dc:date>
    <meta:editing-duration>PT23H28M33S</meta:editing-duration>
    <meta:editing-cycles>154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225" meta:character-count="1991" meta:non-whitespace-character-count="1701"/>
  </office:meta>
</office:document-meta>
</file>